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Heading_20_1" style:master-page-name="First_20_Page">
      <style:paragraph-properties style:page-number="auto"/>
    </style:style>
    <style:style style:name="P13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P14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P1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P16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 style:list-style-name="L1"/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1341532336">
          <text:deletion>
            <office:change-info>
              <dc:creator>Bob Jacobsen</dc:creator>
              <dc:date>2010-10-10T10:46:00</dc:date>
            </office:change-info>
            <text:h text:style-name="P1" text:outline-level="1">Title</text:h>
          </text:deletion>
        </text:changed-region>
        <text:changed-region text:id="ct1341532480">
          <text:insertion>
            <office:change-info>
              <dc:creator>Bob Jacobsen</dc:creator>
              <dc:date>2010-10-10T10:46:00</dc:date>
            </office:change-info>
          </text:insertion>
        </text:changed-region>
        <text:changed-region text:id="ct134153275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1341534752">
          <text:deletion>
            <office:change-info>
              <dc:creator>Bob Jacobsen</dc:creator>
              <dc:date>2010-10-10T10:49:00</dc:date>
            </office:change-info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492321909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1341532336"/><text:change-start text:change-id="ct1341532480"/>Introduction<text:change-end text:change-id="ct1341532480"/><text:change-start text:change-id="ct1341532752"/> (Informative)</text:h>
      <text:h text:style-name="Heading_20_1" text:outline-level="1">Intended Use (Normative)</text:h>
      <text:p text:style-name="Standard">This Standard defines an optional protocol.</text:p>
      <text:h text:style-name="Heading_20_1" text:outline-level="1">Reference and Context (Normative)</text:h>
      <text:p text:style-name="Standard">Cite to transfer Standards and Technical Notes, CAN and others (complicated cites...)</text:p>
      <text:h text:style-name="Heading_20_1" text:outline-level="1">Messages (Normative)</text:h>
      <text:p text:style-name="Standard">Protocol Support Inquiry</text:p>
      <text:p text:style-name="Standard">Content: None</text:p>
      <text:p text:style-name="Standard"/>
      <text:p text:style-name="Standard">Destination address required.</text:p>
      <text:p text:style-name="Standard"><text:bookmark text:name="psr"/>Protocol Support Reply</text:p>
      <text:p text:style-name="Standard">Content: Bytes containing bits identifying the available OpenLCB protocols; see definitions in separate (spreadsheet) (pdf).</text:p>
      <text:h text:style-name="Heading_20_1" text:outline-level="1">Interactions (Normative)</text:h>
      <text:p text:style-name="Standard">OpenLCB defines a number of specific protocols for interacting with nodes, including event exchange, datagrams, streams, configuration, etc. These protocols are optional, in the sense that not every node will implement every one. </text:p>
      <text:p text:style-name="Standard">To determine which protocols a node implements, a Protocol Support Inquiry message is sent to the specific node. It will reply with a Protocol Support Reply message that contains one or more bytes of data. A specific bit position has been reserved for each defined protocol in a separate spreadsheet (.ods, .pdf form). If the bit is zero or not present, the protocol is not supported and requests to use it will result in a error. If present and 1, the protocol is supported.</text:p>
      <text:p text:style-name="Standard">It is not necessary to check whether a protocol is supported by a node before attempting to use the protocol. If it's not, the error handling mechanism (see below) will indicate that.</text:p>
      <text:h text:style-name="Heading_20_1" text:outline-level="1"><text:soft-page-break/>Protocol Identification Values (Normative)</text:h>
      <text:p text:style-name="Standard">0x80 00 00 00 00 00 00 00 Protocol Identification Protocol</text:p>
      <text:p text:style-name="Standard">0x40 00 00 00 00 00 00 00 Datagram Protocol</text:p>
      <text:p text:style-name="Standard">0x20 00 00 00 00 00 00 00 Stream Protocol</text:p>
      <text:p text:style-name="Standard"/>
      <text:p text:style-name="Standard"/>
      <text:p text:style-name="Standard"><text:change-end text:change-id="ct1341532752"/><text:change text:change-id="ct134153475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M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text-properties fo:language="zxx" fo:country="none" style:language-asian="zxx" style:country-asian="none"/>
    </style:style>
    <style:style style:name="MP8" style:family="paragraph" style:parent-style-name="Header">
      <style:paragraph-properties style:snap-to-layout-grid="false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10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MP13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1345436128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1345436272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  <text:changed-region text:id="ct1345436368">
            <text:insertion>
              <office:change-info>
                <dc:creator>Bob Jacobsen</dc:creator>
                <dc:date>2010-10-10T10:47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345436128"/><text:change-start text:change-id="ct1345436272"/>OpenLCB <text:change-end text:change-id="ct1345436272"/><text:change-start text:change-id="ct1345436368"/>Protocol Identification Protocol Standard<text:change-end text:change-id="ct1345436368"/></text:p>
      </style:header>
      <style:footer>
        <text:tracked-changes>
          <text:changed-region text:id="ct1345430080">
            <text:deletion>
              <office:change-info>
                <dc:creator>Bob Jacobsen</dc:creator>
                <dc:date>2010-10-08T17:23:00</dc:date>
              </office:change-info>
              <text:p text:style-name="MP5">Title</text:p>
            </text:deletion>
          </text:changed-region>
          <text:changed-region text:id="ct1345430208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1345441904">
            <text:deletion>
              <office:change-info>
                <dc:creator>Bob Jacobsen</dc:creator>
                <dc:date>2010-10-08T17:23:00</dc:date>
              </office:change-info>
              <text:p text:style-name="MP6"><text:tab/></text:p>
            </text:deletion>
          </text:changed-region>
        </text:tracked-changes>
        <text:p text:style-name="MP4"><text:change text:change-id="ct1345430080"/><text:change-start text:change-id="ct1345430208"/><text:span text:style-name="MT2">Copyright 2010, by J. Day, D. Harris, B. Jacobsen, and A. Shepherd</text:span><text:change-end text:change-id="ct1345430208"/><text:change text:change-id="ct1345441904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17:27:25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1345452032">
            <text:deletion>
              <office:change-info>
                <dc:creator>Bob Jacobsen</dc:creator>
                <dc:date>2010-10-07T21:46:00</dc:date>
              </office:change-info>
              <text:p text:style-name="MP10">NMRA TECHNICAL NOTES</text:p>
            </text:deletion>
          </text:changed-region>
          <text:changed-region text:id="ct134545598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345452128">
            <text:insertion>
              <office:change-info>
                <dc:creator>Bob Jacobsen</dc:creator>
                <dc:date>2010-10-10T10:52:00</dc:date>
              </office:change-info>
            </text:insertion>
          </text:changed-region>
          <text:changed-region text:id="ct1345453504">
            <text:deletion>
              <office:change-info>
                <dc:creator>Bob Jacobsen</dc:creator>
                <dc:date>2010-10-10T10:46:00</dc:date>
              </office:change-info>
              <text:p text:style-name="MP9">(title)</text:p>
            </text:deletion>
          </text:changed-region>
          <text:changed-region text:id="ct1345453600">
            <text:insertion>
              <office:change-info>
                <dc:creator>Bob Jacobsen</dc:creator>
                <dc:date>2010-10-10T10:46:00</dc:date>
              </office:change-info>
            </text:insertion>
          </text:changed-region>
          <text:changed-region text:id="ct1345454896">
            <text:deletion>
              <office:change-info>
                <dc:creator>Bob Jacobsen</dc:creator>
                <dc:date>2010-10-08T17:19:00</dc:date>
              </office:change-info>
              <text:p text:style-name="MP9">(date)</text:p>
            </text:deletion>
          </text:changed-region>
          <text:changed-region text:id="ct134545230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345452400">
            <text:deletion>
              <office:change-info>
                <dc:creator>Bob Jacobsen</dc:creator>
                <dc:date>2010-10-07T21:47:00</dc:date>
              </office:change-info>
              <text:p text:style-name="MP9">(number)</text:p>
            </text:deletion>
          </text:changed-region>
          <text:changed-region text:id="ct1345452496">
            <text:insertion>
              <office:change-info>
                <dc:creator>Bob Jacobsen</dc:creator>
                <dc:date>2010-10-10T12:14:00</dc:date>
              </office:change-info>
            </text:insertion>
          </text:changed-region>
        </text:tracked-changes>
        <text:p text:style-name="MP7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8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1345452032"/><text:change-start text:change-id="ct1345455984"/>OpenLCB <text:change-end text:change-id="ct1345455984"/><text:change-start text:change-id="ct1345452128"/>Standard<text:change-end text:change-id="ct1345452128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1345453504"/><text:change-start text:change-id="ct1345453600"/>Protocol Identification Protocol<text:change-end text:change-id="ct1345453600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8"/>
            </table:table-cell>
            <table:table-cell table:style-name="Table1.C3" office:value-type="string">
              <text:p text:style-name="MP9"><text:change text:change-id="ct1345454896"/><text:change-start text:change-id="ct1345452304"/><text:date style:data-style-name="N37" text:date-value="2010-10-08T17:19:56" text:fixed="true">10/08/10</text:date><text:change-end text:change-id="ct1345452304"/></text:p>
            </table:table-cell>
            <table:table-cell table:style-name="Table1.C1" office:value-type="string">
              <text:p text:style-name="MP9"><text:change text:change-id="ct1345452400"/><text:change-start text:change-id="ct1345452496"/>Preliminary<text:change-end text:change-id="ct1345452496"/></text:p>
            </table:table-cell>
          </table:table-row>
        </table:table>
        <text:p text:style-name="Header"/>
      </style:header>
      <style:footer>
        <text:tracked-changes>
          <text:changed-region text:id="ct1318875552">
            <text:deletion>
              <office:change-info>
                <dc:creator>Bob Jacobsen</dc:creator>
                <dc:date>2010-10-07T21:47:00</dc:date>
              </office:change-info>
              <text:p text:style-name="MP12">90</text:p>
            </text:deletion>
          </text:changed-region>
          <text:changed-region text:id="ct1318891760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1318607616">
            <text:deletion>
              <office:change-info>
                <dc:creator>Bob Jacobsen</dc:creator>
                <dc:date>2010-10-08T17:21:00</dc:date>
              </office:change-info>
              <text:p text:style-name="MP12">A. Robinson, </text:p>
            </text:deletion>
          </text:changed-region>
        </text:tracked-changes>
        <text:p text:style-name="MP11"><text:span text:style-name="MT4">Copyright 20</text:span><text:change text:change-id="ct1318875552"/><text:change-start text:change-id="ct1318891760"/><text:span text:style-name="MT4">10</text:span><text:change-end text:change-id="ct1318891760"/><text:span text:style-name="MT4">, by J. Day, D. Harris, B. Jacobsen, </text:span><text:change text:change-id="ct1318607616"/><text:span text:style-name="MT4">and A. Shepherd<text:tab/></text:span><text:span text:style-name="MT5">Page </text:span><text:span text:style-name="Page_20_Number"><text:span text:style-name="MT5"><text:page-number text:select-page="current">2</text:page-number></text:span></text:span><text:span text:style-name="Page_20_Number"><text:span text:style-name="MT5"> of </text:span></text:span><text:span text:style-name="Page_20_Number"><text:span text:style-name="MT5"><text:page-count style:num-format="1">2</text:page-count></text:span></text:span><text:span text:style-name="Page_20_Number"><text:span text:style-name="MT5"> - </text:span></text:span><text:span text:style-name="Page_20_Number"><text:span text:style-name="MT5"><text:date style:data-style-name="N116" text:date-value="2010-10-10T17:27:25">10/10/2010</text:date></text:span></text:span></text:p>
        <text:p text:style-name="M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rotocol Identification Protocol Standard</dc:title>
    <meta:initial-creator>Alex Shepherd</meta:initial-creator>
    <meta:creation-date>2009-01-22T07:11:27</meta:creation-date>
    <meta:editing-cycles>60</meta:editing-cycles>
    <meta:editing-duration>PT12H00M47S</meta:editing-duration>
    <meta:generator>OpenOffice.org/3.2$Unix OpenOffice.org_project/320m18$Build-9502</meta:generator>
    <dc:date>2010-10-10T17:27:25</dc:date>
    <dc:creator>Bob Jacobsen</dc:creator>
    <meta:keyword>OpenLCB Protocol Identification</meta:keyword>
    <meta:document-statistic meta:table-count="1" meta:image-count="1" meta:object-count="0" meta:page-count="2" meta:paragraph-count="47" meta:word-count="428" meta:character-count="2728"/>
    <meta:user-defined meta:name="Info 1"/>
    <meta:user-defined meta:name="Info 2"/>
    <meta:user-defined meta:name="Info 3"/>
    <meta:user-defined meta:name="Info 4"/>
  </office:meta>
</office:document-meta>
</file>